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31.84mm"/>
    </style:style>
    <style:style style:name="co5" style:family="table-column">
      <style:table-column-properties fo:break-before="auto" style:column-width="35.3mm"/>
    </style:style>
    <style:style style:name="co6" style:family="table-column">
      <style:table-column-properties fo:break-before="auto" style:column-width="42.28mm"/>
    </style:style>
    <style:style style:name="co7" style:family="table-column">
      <style:table-column-properties fo:break-before="auto" style:column-width="174.8mm"/>
    </style:style>
    <style:style style:name="co8" style:family="table-column">
      <style:table-column-properties fo:break-before="auto" style:column-width="25.7mm"/>
    </style:style>
    <style:style style:name="co9" style:family="table-column">
      <style:table-column-properties fo:break-before="auto" style:column-width="40.9mm"/>
    </style:style>
    <style:style style:name="co10" style:family="table-column">
      <style:table-column-properties fo:break-before="auto" style:column-width="39.9mm"/>
    </style:style>
    <style:style style:name="co11" style:family="table-column">
      <style:table-column-properties fo:break-before="auto" style:column-width="22.58mm"/>
    </style:style>
    <style:style style:name="co12" style:family="table-column">
      <style:table-column-properties fo:break-before="auto" style:column-width="30.87mm"/>
    </style:style>
    <style:style style:name="co13" style:family="table-column">
      <style:table-column-properties fo:break-before="auto" style:column-width="86.5mm"/>
    </style:style>
    <style:style style:name="co14" style:family="table-column">
      <style:table-column-properties fo:break-before="auto" style:column-width="32.17mm"/>
    </style:style>
    <style:style style:name="co15" style:family="table-column">
      <style:table-column-properties fo:break-before="auto" style:column-width="24.8mm"/>
    </style:style>
    <style:style style:name="co16" style:family="table-column">
      <style:table-column-properties fo:break-before="auto" style:column-width="99.99mm"/>
    </style:style>
    <style:style style:name="co17" style:family="table-column">
      <style:table-column-properties fo:break-before="auto" style:column-width="20.28mm"/>
    </style:style>
    <style:style style:name="co18" style:family="table-column">
      <style:table-column-properties fo:break-before="auto" style:column-width="37.73mm"/>
    </style:style>
    <style:style style:name="co19" style:family="table-column">
      <style:table-column-properties fo:break-before="auto" style:column-width="25.31mm"/>
    </style:style>
    <style:style style:name="co20" style:family="table-column">
      <style:table-column-properties fo:break-before="auto" style:column-width="19.63mm"/>
    </style:style>
    <style:style style:name="co21" style:family="table-column">
      <style:table-column-properties fo:break-before="auto" style:column-width="43.89mm"/>
    </style:style>
    <style:style style:name="co22" style:family="table-column">
      <style:table-column-properties fo:break-before="auto" style:column-width="67.35mm"/>
    </style:style>
    <style:style style:name="co23" style:family="table-column">
      <style:table-column-properties fo:break-before="auto" style:column-width="98.35mm"/>
    </style:style>
    <style:style style:name="co24" style:family="table-column">
      <style:table-column-properties fo:break-before="auto" style:column-width="15.91mm"/>
    </style:style>
    <style:style style:name="co25" style:family="table-column">
      <style:table-column-properties fo:break-before="auto" style:column-width="73.45mm"/>
    </style:style>
    <style:style style:name="co26"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7.8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31mm" fo:break-before="auto" style:use-optimal-row-height="true"/>
    </style:style>
    <style:style style:name="ro5" style:family="table-row">
      <style:table-row-properties style:row-height="52.39mm" fo:break-before="auto" style:use-optimal-row-height="true"/>
    </style:style>
    <style:style style:name="ro6" style:family="table-row">
      <style:table-row-properties style:row-height="35.26mm" fo:break-before="auto" style:use-optimal-row-height="true"/>
    </style:style>
    <style:style style:name="ro7" style:family="table-row">
      <style:table-row-properties style:row-height="55.81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21.57mm" fo:break-before="auto" style:use-optimal-row-height="true"/>
    </style:style>
    <style:style style:name="ro10" style:family="table-row">
      <style:table-row-properties style:row-height="34.4mm" fo:break-before="auto" style:use-optimal-row-height="false"/>
    </style:style>
    <style:style style:name="ro11" style:family="table-row">
      <style:table-row-properties style:row-height="45.86mm" fo:break-before="auto" style:use-optimal-row-height="false"/>
    </style:style>
    <style:style style:name="ro12" style:family="table-row">
      <style:table-row-properties style:row-height="7.94mm" fo:break-before="auto" style:use-optimal-row-height="false"/>
    </style:style>
    <style:style style:name="ro13" style:family="table-row">
      <style:table-row-properties style:row-height="15.43mm" fo:break-before="auto" style:use-optimal-row-height="false"/>
    </style:style>
    <style:style style:name="ro14" style:family="table-row">
      <style:table-row-properties style:row-height="83.19mm" fo:break-before="auto" style:use-optimal-row-height="true"/>
    </style:style>
    <style:style style:name="ro15" style:family="table-row">
      <style:table-row-properties style:row-height="59.09mm" fo:break-before="auto" style:use-optimal-row-height="false"/>
    </style:style>
    <style:style style:name="ro16" style:family="table-row">
      <style:table-row-properties style:row-height="37.13mm" fo:break-before="auto" style:use-optimal-row-height="true"/>
    </style:style>
    <style:style style:name="ro17" style:family="table-row">
      <style:table-row-properties style:row-height="18.15mm" fo:break-before="auto" style:use-optimal-row-height="true"/>
    </style:style>
    <style:style style:name="ro18" style:family="table-row">
      <style:table-row-properties style:row-height="59.23mm" fo:break-before="auto" style:use-optimal-row-height="true"/>
    </style:style>
    <style:style style:name="ro19" style:family="table-row">
      <style:table-row-properties style:row-height="254.3mm" fo:break-before="auto" style:use-optimal-row-height="true"/>
    </style:style>
    <style:style style:name="ro20" style:family="table-row">
      <style:table-row-properties style:row-height="5.79mm" fo:break-before="auto" style:use-optimal-row-height="true"/>
    </style:style>
    <style:style style:name="ro21" style:family="table-row">
      <style:table-row-properties style:row-height="5.26mm" fo:break-before="auto" style:use-optimal-row-height="true"/>
    </style:style>
    <style:style style:name="ro22" style:family="table-row">
      <style:table-row-properties style:row-height="48.97mm" fo:break-before="auto" style:use-optimal-row-height="true"/>
    </style:style>
    <style:style style:name="ro23" style:family="table-row">
      <style:table-row-properties style:row-height="58.65mm" fo:break-before="auto" style:use-optimal-row-height="false"/>
    </style:style>
    <style:style style:name="ro24" style:family="table-row">
      <style:table-row-properties style:row-height="54.24mm" fo:break-before="auto" style:use-optimal-row-height="false"/>
    </style:style>
    <style:style style:name="ro25" style:family="table-row">
      <style:table-row-properties style:row-height="32.19mm" fo:break-before="auto" style:use-optimal-row-height="false"/>
    </style:style>
    <style:style style:name="ro26" style:family="table-row">
      <style:table-row-properties style:row-height="59.97mm" fo:break-before="auto" style:use-optimal-row-height="false"/>
    </style:style>
    <style:style style:name="ro27" style:family="table-row">
      <style:table-row-properties style:row-height="233.77mm" fo:break-before="auto" style:use-optimal-row-height="true"/>
    </style:style>
    <style:style style:name="ro28" style:family="table-row">
      <style:table-row-properties style:row-height="71.44mm" fo:break-before="auto" style:use-optimal-row-height="false"/>
    </style:style>
    <style:style style:name="ro29" style:family="table-row">
      <style:table-row-properties style:row-height="19.12mm" fo:break-before="auto" style:use-optimal-row-height="true"/>
    </style:style>
    <style:style style:name="ro30" style:family="table-row">
      <style:table-row-properties style:row-height="163.6mm" fo:break-before="auto" style:use-optimal-row-height="false"/>
    </style:style>
    <style:style style:name="ro31" style:family="table-row">
      <style:table-row-properties style:row-height="62.65mm" fo:break-before="auto" style:use-optimal-row-height="true"/>
    </style:style>
    <style:style style:name="ro32" style:family="table-row">
      <style:table-row-properties style:row-height="86.87mm" fo:break-before="auto" style:use-optimal-row-height="false"/>
    </style:style>
    <style:style style:name="ro33" style:family="table-row">
      <style:table-row-properties style:row-height="56mm" fo:break-before="auto" style:use-optimal-row-height="false"/>
    </style:style>
    <style:style style:name="ro34" style:family="table-row">
      <style:table-row-properties style:row-height="55.14mm" fo:break-before="auto" style:use-optimal-row-height="true"/>
    </style:style>
    <style:style style:name="ro35" style:family="table-row">
      <style:table-row-properties style:row-height="31.31mm" fo:break-before="auto" style:use-optimal-row-height="false"/>
    </style:style>
    <style:style style:name="ro36" style:family="table-row">
      <style:table-row-properties style:row-height="66.08mm" fo:break-before="auto" style:use-optimal-row-height="true"/>
    </style:style>
    <style:style style:name="ro37" style:family="table-row">
      <style:table-row-properties style:row-height="24.99mm" fo:break-before="auto" style:use-optimal-row-height="true"/>
    </style:style>
    <style:style style:name="ro38" style:family="table-row">
      <style:table-row-properties style:row-height="72.92mm" fo:break-before="auto" style:use-optimal-row-height="true"/>
    </style:style>
    <style:style style:name="ro39" style:family="table-row">
      <style:table-row-properties style:row-height="38.95mm" fo:break-before="auto" style:use-optimal-row-height="true"/>
    </style:style>
    <style:style style:name="ro40" style:family="table-row">
      <style:table-row-properties style:row-height="36.16mm" fo:break-before="auto" style:use-optimal-row-height="false"/>
    </style:style>
    <style:style style:name="ro41" style:family="table-row">
      <style:table-row-properties style:row-height="45.54mm" fo:break-before="auto" style:use-optimal-row-height="true"/>
    </style:style>
    <style:style style:name="ro42" style:family="table-row">
      <style:table-row-properties style:row-height="96.87mm" fo:break-before="auto" style:use-optimal-row-height="true"/>
    </style:style>
    <style:style style:name="ro43" style:family="table-row">
      <style:table-row-properties style:row-height="7.5mm" fo:break-before="auto" style:use-optimal-row-height="false"/>
    </style:style>
    <style:style style:name="ro44" style:family="table-row">
      <style:table-row-properties style:row-height="109.8mm" fo:break-before="auto" style:use-optimal-row-height="false"/>
    </style:style>
    <style:style style:name="ro45" style:family="table-row">
      <style:table-row-properties style:row-height="13.23mm" fo:break-before="auto" style:use-optimal-row-height="false"/>
    </style:style>
    <style:style style:name="ro46" style:family="table-row">
      <style:table-row-properties style:row-height="8.31mm" fo:break-before="auto" style:use-optimal-row-height="true"/>
    </style:style>
    <style:style style:name="ro47" style:family="table-row">
      <style:table-row-properties style:row-height="131.41mm" fo:break-before="auto" style:use-optimal-row-height="false"/>
    </style:style>
    <style:style style:name="ro48" style:family="table-row">
      <style:table-row-properties style:row-height="18.68mm" fo:break-before="auto" style:use-optimal-row-height="true"/>
    </style:style>
    <style:style style:name="ro49" style:family="table-row">
      <style:table-row-properties style:row-height="14.55mm" fo:break-before="auto" style:use-optimal-row-height="false"/>
    </style:style>
    <style:style style:name="ro50" style:family="table-row">
      <style:table-row-properties style:row-height="16.32mm" fo:break-before="auto" style:use-optimal-row-height="false"/>
    </style:style>
    <style:style style:name="ro51" style:family="table-row">
      <style:table-row-properties style:row-height="18.96mm" fo:break-before="auto" style:use-optimal-row-height="false"/>
    </style:style>
    <style:style style:name="ro52" style:family="table-row">
      <style:table-row-properties style:row-height="73.15mm" fo:break-before="auto" style:use-optimal-row-height="true"/>
    </style:style>
    <style:style style:name="ro53" style:family="table-row">
      <style:table-row-properties style:row-height="15.5mm" fo:break-before="auto" style:use-optimal-row-height="true"/>
    </style:style>
    <style:style style:name="ro54" style:family="table-row">
      <style:table-row-properties style:row-height="11.91mm" fo:break-before="auto" style:use-optimal-row-height="true"/>
    </style:style>
    <style:style style:name="ro55" style:family="table-row">
      <style:table-row-properties style:row-height="26.32mm" fo:break-before="auto" style:use-optimal-row-height="true"/>
    </style:style>
    <style:style style:name="ro56" style:family="table-row">
      <style:table-row-properties style:row-height="31.84mm" fo:break-before="auto" style:use-optimal-row-height="true"/>
    </style:style>
    <style:style style:name="ro57" style:family="table-row">
      <style:table-row-properties style:row-height="15.54mm" fo:break-before="auto" style:use-optimal-row-height="false"/>
    </style:style>
    <style:style style:name="ro58" style:family="table-row">
      <style:table-row-properties style:row-height="16.07mm" fo:break-before="auto" style:use-optimal-row-height="false"/>
    </style:style>
    <style:style style:name="ro59" style:family="table-row">
      <style:table-row-properties style:row-height="50.01mm" fo:break-before="auto" style:use-optimal-row-height="false"/>
    </style:style>
    <style:style style:name="ro60" style:family="table-row">
      <style:table-row-properties style:row-height="58.74mm" fo:break-before="auto" style:use-optimal-row-height="true"/>
    </style:style>
    <style:style style:name="ro61" style:family="table-row">
      <style:table-row-properties style:row-height="28.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default-cell-style-name="ce1"/>
        <table:table-column table:style-name="co9" table:visibility="collapse" table:default-cell-style-name="ce1"/>
        <table:table-column table:style-name="co10" table:visibility="collapse" table:default-cell-style-name="ce1"/>
        <table:table-column table:style-name="co11"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table:formula="of:=IF([.H2]=&quot;&quot;;&quot;?&quot;;IF([.J2]=&quot;&quot;;&quot;新規&quot;;IF([.H2]=[.J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3]=&quot;&quot;;&quot;?&quot;;IF([.J3]=&quot;&quot;;&quot;新規&quot;;IF([.H3]=[.J3];&quot;&quot;;&quot;○&quot;)))" office:value-type="string" office:string-value="?" calcext:value-type="string">
            <text:p>?</text:p>
          </table:table-cell>
          <table:table-cell office:value-type="string" calcext:value-type="string">
            <text:p>!define PRODUCT_FULL_NAME <text:s/>"（名前）"</text:p>
          </table:table-cell>
          <table:table-cell table:number-columns-repeated="1014"/>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table:formula="of:=IF([.H4]=&quot;&quot;;&quot;?&quot;;IF([.J4]=&quot;&quot;;&quot;新規&quot;;IF([.H4]=[.J4];&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table:formula="of:=IF([.H5]=&quot;&quot;;&quot;?&quot;;IF([.J5]=&quot;&quot;;&quot;新規&quot;;IF([.H5]=[.J5];&quot;&quot;;&quot;○&quot;)))" office:value-type="string" office:string-value="?" calcext:value-type="string">
            <text:p>?</text:p>
          </table:table-cell>
          <table:table-cell office:value-type="string" calcext:value-type="string">
            <text:p>!define PRODUCT_NAME <text:s/>"（名前）"</text:p>
          </table:table-cell>
          <table:table-cell table:number-columns-repeated="1014"/>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9]=&quot;&quot;;&quot;?&quot;;IF([.J9]=&quot;&quot;;&quot;新規&quot;;IF([.H9]=[.J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0]=&quot;&quot;;&quot;?&quot;;IF([.J10]=&quot;&quot;;&quot;新規&quot;;IF([.H10]=[.J10];&quot;&quot;;&quot;○&quot;)))" office:value-type="string" office:string-value="?" calcext:value-type="string">
            <text:p>?</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table:formula="of:=IF([.H11]=&quot;&quot;;&quot;?&quot;;IF([.J11]=&quot;&quot;;&quot;新規&quot;;IF([.H11]=[.J1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table:formula="of:=IF([.H12]=&quot;&quot;;&quot;?&quot;;IF([.J12]=&quot;&quot;;&quot;新規&quot;;IF([.H12]=[.J12];&quot;&quot;;&quot;○&quot;)))" office:value-type="string" office:string-value="?" calcext:value-type="string">
            <text:p>?</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table:formula="of:=IF([.H13]=&quot;&quot;;&quot;?&quot;;IF([.J13]=&quot;&quot;;&quot;新規&quot;;IF([.H13]=[.J13];&quot;&quot;;&quot;○&quot;)))" office:value-type="string" office:string-value="?" calcext:value-type="string">
            <text:p>?</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table:formula="of:=IF([.H14]=&quot;&quot;;&quot;?&quot;;IF([.J14]=&quot;&quot;;&quot;新規&quot;;IF([.H14]=[.J14];&quot;&quot;;&quot;○&quot;)))" office:value-type="string" office:string-value="?" calcext:value-type="string">
            <text:p>?</text:p>
          </table:table-cell>
          <table:table-cell office:value-type="string" calcext:value-type="string">
            <text:p>!define PRODUCT_LANGUAGE "English"</text:p>
          </table:table-cell>
          <table:table-cell table:number-columns-repeated="1014"/>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table:formula="of:=IF([.H17]=&quot;&quot;;&quot;?&quot;;IF([.J17]=&quot;&quot;;&quot;新規&quot;;IF([.H17]=[.J1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table:formula="of:=IF([.H18]=&quot;&quot;;&quot;?&quot;;IF([.J18]=&quot;&quot;;&quot;新規&quot;;IF([.H18]=[.J18];&quot;&quot;;&quot;○&quot;)))" office:value-type="string" office:string-value="?" calcext:value-type="string">
            <text:p>?</text:p>
          </table:table-cell>
          <table:table-cell office:value-type="string" calcext:value-type="string">
            <text:p>[Install]</text:p>
            <text:p>InstallDirectoryName=</text:p>
            <text:p>InstallDirectoryPath=</text:p>
          </table:table-cell>
          <table:table-cell table:number-columns-repeated="1014"/>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table:formula="of:=IF([.H19]=&quot;&quot;;&quot;?&quot;;IF([.J19]=&quot;&quot;;&quot;新規&quot;;IF([.H19]=[.J1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table:formula="of:=IF([.H20]=&quot;&quot;;&quot;?&quot;;IF([.J20]=&quot;&quot;;&quot;新規&quot;;IF([.H20]=[.J20];&quot;&quot;;&quot;○&quot;)))" office:value-type="string" office:string-value="?" calcext:value-type="string">
            <text:p>?</text:p>
          </table:table-cell>
          <table:table-cell office:value-type="string" calcext:value-type="string">
            <text:p>[Install]</text:p>
            <text:p>DisplayVersion=バージョン番号</text:p>
          </table:table-cell>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5">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6">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3">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table:formula="of:=IF([.H33]=&quot;&quot;;&quot;?&quot;;IF([.J33]=&quot;&quot;;&quot;新規&quot;;IF([.H33]=[.J33];&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7">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table:formula="of:=IF([.H34]=&quot;&quot;;&quot;?&quot;;IF([.J34]=&quot;&quot;;&quot;新規&quot;;IF([.H34]=[.J34];&quot;&quot;;&quot;○&quot;)))" office:value-type="string" office:string-value="?" calcext:value-type="string">
            <text:p>?</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8">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2">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2">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2">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formula="of:=IF([.H53]=&quot;&quot;;&quot;?&quot;;IF([.J53]=&quot;&quot;;&quot;新規&quot;;IF([.H53]=[.J53];&quot;&quot;;&quot;○&quot;)))">
            <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4">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office:value-type="string" office:string-value="新規" calcext:value-type="string">
            <text:p>新規</text:p>
          </table:table-cell>
          <table:table-cell table:number-columns-repeated="1015"/>
        </table:table-row>
        <table:table-row table:style-name="ro8">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2">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14">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15">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16">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17">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2">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17">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17">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9">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8">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5]=&quot;&quot;;&quot;?&quot;;IF([.J85]=&quot;&quot;;&quot;新規&quot;;IF([.H85]=[.J85];&quot;&quot;;&quot;○&quot;)))">
            <text:p/>
          </table:table-cell>
          <table:table-cell office:value-type="string" calcext:value-type="string">
            <text:p>-</text:p>
          </table:table-cell>
          <table:table-cell table:number-columns-repeated="1014"/>
        </table:table-row>
        <table:table-row table:style-name="ro20">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apps.URL", "");</text:p>
          </table:table-cell>
          <table:table-cell table:formula="of:=IF([.H86]=&quot;&quot;;&quot;?&quot;;IF([.J86]=&quot;&quot;;&quot;新規&quot;;IF([.H86]=[.J86];&quot;&quot;;&quot;○&quot;)))">
            <text:p/>
          </table:table-cell>
          <table:table-cell office:value-type="string" calcext:value-type="string">
            <text:p>lockPref("browser.apps.URL", "");</text:p>
          </table:table-cell>
          <table:table-cell table:number-columns-repeated="1014"/>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21">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22">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2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8">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2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2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2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2">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8">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28">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29">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2">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8">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8">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2">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2">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2">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3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3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2">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2">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3">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3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2">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34">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3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36">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3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2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2">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40">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41">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3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3">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1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42">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3">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2">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43">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44">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45">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29">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4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3">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18">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18">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22">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4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17">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4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5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2">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table:formula="of:=IF([.H240]=&quot;&quot;;&quot;?&quot;;IF([.J240]=&quot;&quot;;&quot;新規&quot;;IF([.H240]=[.J24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table:formula="of:=IF([.H241]=&quot;&quot;;&quot;?&quot;;IF([.J241]=&quot;&quot;;&quot;新規&quot;;IF([.H241]=[.J241];&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3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5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table:formula="of:=IF([.H275]=&quot;&quot;;&quot;?&quot;;IF([.J275]=&quot;&quot;;&quot;新規&quot;;IF([.H275]=[.J275];&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17">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2">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20" table:default-cell-style-name="ce1"/>
        <table:table-column table:style-name="co16" table:default-cell-style-name="ce1"/>
        <table:table-column table:style-name="co17" table:default-cell-style-name="ce1"/>
        <table:table-column table:style-name="co11" table:number-columns-repeated="1005" table:default-cell-style-name="ce1"/>
        <table:table-row table:style-name="ro52">
          <table:table-cell/>
          <table:table-cell office:value-type="string" calcext:value-type="string" table:number-columns-spanned="9"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text:span text:style-name="T2">lockPref("extensions.uitextoverrider@clear-code.com.（識別子）.always-hidden", "true");</text:span></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5" table:number-rows-spanned="1">
            <text:p>Firefox 45</text:p>
          </table:table-cell>
          <table:covered-table-cell table:number-columns-repeated="4"/>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5"/>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5"/>
        </table:table-row>
        <table:table-row table:style-name="ro3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table:formula="of:=IF(AND([.D5]=[.I5];[.E5]=[.J5];[.F5]=[.K5];[.G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table:formula="of:=IF(AND([.D6]=[.I6];[.E6]=[.J6];[.F6]=[.K6];[.G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table:formula="of:=IF(AND([.D7]=[.I7];[.E7]=[.J7];[.F7]=[.K7];[.G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5"/>
        </table:table-row>
        <table:table-row table:style-name="ro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table:formula="of:=IF(AND([.D8]=[.I8];[.E8]=[.J8];[.F8]=[.K8];[.G8]=[.L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formula="of:=IF(AND([.D9]=[.I9];[.E9]=[.J9];[.F9]=[.K9];[.G9]=[.L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0]=[.I10];[.E10]=[.J10];[.F10]=[.K10];[.G10]=[.L1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5"/>
        </table:table-row>
        <table:table-row table:style-name="ro17">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table:formula="of:=IF(AND([.D11]=[.I11];[.E11]=[.J11];[.F11]=[.K11];[.G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6"/>
        </table:table-row>
        <table:table-row table:style-name="ro53">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12]=[.I12];[.E12]=[.J12];[.F12]=[.K12];[.G12]=[.L12]);&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6"/>
        </table:table-row>
        <table:table-row table:style-name="ro4">
          <table:table-cell office:value-type="string" calcext:value-type="string">
            <text:p>MenuShortcut-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formula="of:=IF(AND([.D13]=[.I13];[.E13]=[.J13];[.F13]=[.K13];[.G13]=[.L13]);&quot;&quot;;&quot;○&quot;)">
            <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2"/>
        </table:table-row>
        <table:table-row table:style-name="ro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table:formula="of:=IF(AND([.D14]=[.I14];[.E14]=[.J14];[.F14]=[.K14];[.G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formula="of:=IF(AND([.D15]=[.I15];[.E15]=[.J15];[.F15]=[.K15];[.G15]=[.L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table:formula="of:=IF(AND([.D16]=[.I16];[.E16]=[.J16];[.F16]=[.K16];[.G16]=[.L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table:formula="of:=IF(AND([.D17]=[.I17];[.E17]=[.J17];[.F17]=[.K17];[.G17]=[.L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5"/>
        </table:table-row>
        <table:table-row table:style-name="ro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formula="of:=IF(AND([.D18]=[.I18];[.E18]=[.J18];[.F18]=[.K18];[.G18]=[.L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table:formula="of:=IF(AND([.D19]=[.I19];[.E19]=[.J19];[.F19]=[.K19];[.G19]=[.L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5"/>
        </table:table-row>
        <table:table-row table:style-name="ro5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table:style-name="ce16" office:value-type="string" calcext:value-type="string">
            <text:p>true</text:p>
          </table:table-cell>
          <table:table-cell office:value-type="string" calcext:value-type="string">
            <text:p>yes</text:p>
          </table:table-cell>
          <table:table-cell table:formula="of:=IF(AND([.D20]=[.I20];[.E20]=[.J20];[.F20]=[.K20];[.G20]=[.L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formula="of:=IF(AND([.D21]=[.I21];[.E21]=[.J21];[.F21]=[.K21];[.G21]=[.L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formula="of:=IF(AND([.D22]=[.I22];[.E22]=[.J22];[.F22]=[.K22];[.G22]=[.L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3">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table:style-name="ce3" table:formula="of:=IF(AND([.D23]=[.I23];[.E23]=[.J23];[.F23]=[.K23];[.G23]=[.L23]);&quot;&quot;;&quot;○&quot;)">
            <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5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table:formula="of:=IF(AND([.D24]=[.I24];[.E24]=[.J24];[.F24]=[.K24];[.G24]=[.L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formula="of:=IF(AND([.D25]=[.I25];[.E25]=[.J25];[.F25]=[.K25];[.G25]=[.L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table:formula="of:=IF(AND([.D26]=[.I26];[.E26]=[.J26];[.F26]=[.K26];[.G26]=[.L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formula="of:=IF(AND([.D27]=[.I27];[.E27]=[.J27];[.F27]=[.K27];[.G27]=[.L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formula="of:=IF(AND([.D28]=[.I28];[.E28]=[.J28];[.F28]=[.K28];[.G28]=[.L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4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formula="of:=IF(AND([.D29]=[.I29];[.E29]=[.J29];[.F29]=[.K29];[.G29]=[.L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5"/>
        </table:table-row>
        <table:table-row table:style-name="ro5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table:formula="of:=IF(AND([.D30]=[.I30];[.E30]=[.J30];[.F30]=[.K30];[.G30]=[.L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table:formula="of:=IF(AND([.D31]=[.I31];[.E31]=[.J31];[.F31]=[.K31];[.G31]=[.L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formula="of:=IF(AND([.D32]=[.I32];[.E32]=[.J32];[.F32]=[.K32];[.G32]=[.L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formula="of:=IF(AND([.D33]=[.I33];[.E33]=[.J33];[.F33]=[.K33];[.G33]=[.L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table:formula="of:=IF(AND([.D34]=[.I34];[.E34]=[.J34];[.F34]=[.K34];[.G34]=[.L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formula="of:=IF(AND([.D35]=[.I35];[.E35]=[.J35];[.F35]=[.K35];[.G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formula="of:=IF(AND([.D36]=[.I36];[.E36]=[.J36];[.F36]=[.K36];[.G36]=[.L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2"/>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table:formula="of:=IF(AND([.D37]=[.I37];[.E37]=[.J37];[.F37]=[.K37];[.G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38]=[.I38];[.E38]=[.J38];[.F38]=[.K38];[.G38]=[.L38]);&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table:formula="of:=IF(AND([.D39]=[.I39];[.E39]=[.J39];[.F39]=[.K39];[.G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table:formula="of:=IF(AND([.D40]=[.I40];[.E40]=[.J40];[.F40]=[.K40];[.G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table:formula="of:=IF(AND([.D41]=[.I41];[.E41]=[.J41];[.F41]=[.K41];[.G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table:formula="of:=IF(AND([.D42]=[.I42];[.E42]=[.J42];[.F42]=[.K42];[.G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table:formula="of:=IF(AND([.D43]=[.I43];[.E43]=[.J43];[.F43]=[.K43];[.G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table:formula="of:=IF(AND([.D44]=[.I44];[.E44]=[.J44];[.F44]=[.K44];[.G44]=[.L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table:formula="of:=IF(AND([.D45]=[.I45];[.E45]=[.J45];[.F45]=[.K45];[.G45]=[.L45]);&quot;&quot;;&quot;○&quot;)">
            <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table:formula="of:=IF(AND([.D46]=[.I46];[.E46]=[.J46];[.F46]=[.K46];[.G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table:formula="of:=IF(AND([.D47]=[.I47];[.E47]=[.J47];[.F47]=[.K47];[.G47]=[.L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5"/>
        </table:table-row>
        <table:table-row table:style-name="ro5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table:formula="of:=IF(AND([.D48]=[.I48];[.E48]=[.J48];[.F48]=[.K48];[.G48]=[.L48]);&quot;&quot;;&quot;○&quot;)">
            <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table:formula="of:=IF(AND([.D49]=[.I49];[.E49]=[.J49];[.F49]=[.K49];[.G49]=[.L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table:formula="of:=IF(AND([.D50]=[.I50];[.E50]=[.J50];[.F50]=[.K50];[.G50]=[.L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table:formula="of:=IF(AND([.D51]=[.I51];[.E51]=[.J51];[.F51]=[.K51];[.G51]=[.L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table:formula="of:=IF(AND([.D52]=[.I52];[.E52]=[.J52];[.F52]=[.K52];[.G52]=[.L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table:formula="of:=IF(AND([.D53]=[.I53];[.E53]=[.J53];[.F53]=[.K53];[.G53]=[.L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table:formula="of:=IF(AND([.D54]=[.I54];[.E54]=[.J54];[.F54]=[.K54];[.G54]=[.L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table:formula="of:=IF(AND([.D55]=[.I55];[.E55]=[.J55];[.F55]=[.K55];[.G55]=[.L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formula="of:=IF(AND([.D56]=[.I56];[.E56]=[.J56];[.F56]=[.K56];[.G56]=[.L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formula="of:=IF(AND([.D57]=[.I57];[.E57]=[.J57];[.F57]=[.K57];[.G57]=[.L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5"/>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table:formula="of:=IF(AND([.D58]=[.I58];[.E58]=[.J58];[.F58]=[.K58];[.G58]=[.L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5"/>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table:formula="of:=IF(AND([.D59]=[.I59];[.E59]=[.J59];[.F59]=[.K59];[.G59]=[.L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5"/>
        </table:table-row>
        <table:table-row table:style-name="ro53">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table:formula="of:=IF(AND([.D60]=[.I60];[.E60]=[.J60];[.F60]=[.K60];[.G60]=[.L60]);&quot;&quot;;&quot;○&quot;)">
            <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5"/>
        </table:table-row>
        <table:table-row table:style-name="ro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table:formula="of:=IF(AND([.D61]=[.I61];[.E61]=[.J61];[.F61]=[.K61];[.G61]=[.L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table:formula="of:=IF(AND([.D62]=[.I62];[.E62]=[.J62];[.F62]=[.K62];[.G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5"/>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table:formula="of:=IF(AND([.D63]=[.I63];[.E63]=[.J63];[.F63]=[.K63];[.G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5"/>
        </table:table-row>
        <table:table-row table:style-name="ro5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table:style-name="ce3" table:formula="of:=IF(AND([.D64]=[.I64];[.E64]=[.J64];[.F64]=[.K64];[.G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5"/>
        </table:table-row>
        <table:table-row table:style-name="ro4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table:formula="of:=IF(AND([.D65]=[.I65];[.E65]=[.J65];[.F65]=[.K65];[.G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5"/>
        </table:table-row>
        <table:table-row table:style-name="ro3" table:number-rows-repeated="1048510">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1" table:default-cell-style-name="Default"/>
        <table:table-column table:style-name="co21" table:default-cell-style-name="Default"/>
        <table:table-column table:style-name="co22" table:default-cell-style-name="Default"/>
        <table:table-column table:style-name="co23" table:default-cell-style-name="ce21"/>
        <table:table-column table:style-name="co24" table:default-cell-style-name="Default"/>
        <table:table-column table:style-name="co25" table:default-cell-style-name="ce21"/>
        <table:table-column table:style-name="co26" table:visibility="collapse" table:number-columns-repeated="2" table:default-cell-style-name="Default"/>
        <table:table-column table:style-name="co11" table:number-columns-repeated="1016" table:default-cell-style-name="Default"/>
        <table:table-row table:style-name="ro58">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6">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3">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1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5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office:value-type="string" office:string-value="○" calcext:value-type="string">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6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56">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7]=&quot;&quot;;&quot;?&quot;;IF([.D7]=[.F7];&quot;&quot;;&quot;○&quot;))" office:value-type="string" office:string-value="?" calcext:value-type="string">
            <text:p>?</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2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8]=&quot;&quot;;&quot;?&quot;;IF([.D8]=[.F8];&quot;&quot;;&quot;○&quot;))" office:value-type="string" office:string-value="?" calcext:value-type="string">
            <text:p>?</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61">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table:table-cell table:style-name="ce18"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9">0000/00/00</text:date>, <text:time style:data-style-name="N2" text:time-value="11:24:57.567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2-09T13:28:49.868000000</dc:date>
    <meta:editing-duration>PT19H35M9S</meta:editing-duration>
    <meta:editing-cycles>54</meta:editing-cycles>
    <meta:document-statistic meta:table-count="3" meta:cell-count="3654" meta:object-count="0"/>
  </office:meta>
</office:document-meta>
</file>